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1"> </text:span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은 바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benga</meta:initial-creator>
    <meta:creation-date>2012-02-03T01:25:00</meta:creation-date>
    <dc:creator>Gbenga</dc:creator>
    <dc:date>2012-02-03T01:25:00</dc:date>
    <meta:editing-cycles>2</meta:editing-cycles>
    <meta:editing-duration>P15824DT17H31M44S</meta:editing-duration>
    <meta:document-statistic meta:table-count="0" meta:image-count="0" meta:object-count="0" meta:page-count="1" meta:paragraph-count="1" meta:word-count="2" meta:character-count="9" meta:non-whitespace-character-count="8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